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miter" draw:fill="solid" draw:fill-color="#ff0000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miter" draw:fill="solid" draw:fill-color="#0000ff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.912cm" fo:min-width="0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913cm" fo:min-width="0.3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912cm" fo:min-width="0.2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913cm" fo:min-width="0.2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913cm" fo:min-width="0.43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914cm" fo:min-width="0.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913cm" fo:min-width="0.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911cm" fo:min-width="0.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913cm" fo:min-width="0.4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914cm" fo:min-width="0.3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912cm" fo:min-width="0.2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914cm" fo:min-width="0.46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913cm" fo:min-width="0.2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914cm" fo:min-width="0.3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911cm" fo:min-width="0.01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911cm" fo:min-width="5.853cm" fo:padding-top="0cm" fo:padding-bottom="0cm" fo:padding-left="0cm" fo:padding-right="0cm"/>
    </style:style>
    <style:style style:name="gr23" style:family="graphic" style:parent-style-name="standard">
      <style:graphic-properties draw:stroke="none" draw:fill="none" fo:min-height="0.714cm"/>
    </style:style>
    <style:style style:name="P1" style:family="paragraph">
      <style:text-properties fo:font-size="22pt" style:font-size-asian="18pt" style:font-size-complex="18pt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color="#000000" fo:font-family="'Times New Roman', serif" fo:font-size="22pt" fo:font-style="normal" fo:font-weight="normal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891cm" svg:height="1.731cm" svg:x="0.45cm" svg:y="6.84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1" draw:text-style-name="P1" draw:layer="layout" svg:width="1.891cm" svg:height="1.731cm" svg:x="7.314cm" svg:y="6.745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2" draw:text-style-name="P1" draw:layer="layout" svg:width="4.614cm" svg:height="0.127cm" svg:x="2.343cm" svg:y="7.513cm" svg:viewBox="0 0 4615 128" svg:d="m0 128c206-21 425-38 628-49 1649-89 2063-100 3713-48 89 3 180 7 274 11">
          <text:p/>
        </draw:path>
        <draw:polygon draw:style-name="gr3" draw:text-style-name="P1" draw:layer="layout" svg:width="0.354cm" svg:height="0.337cm" svg:x="6.956cm" svg:y="7.356cm" svg:viewBox="0 0 355 338" draw:points="10,0 355,187 0,338">
          <text:p/>
        </draw:polygon>
        <draw:path draw:style-name="gr1" draw:text-style-name="P1" draw:layer="layout" svg:width="1.891cm" svg:height="1.731cm" svg:x="3.881cm" svg:y="8.427cm" svg:viewBox="0 0 1892 1732" svg:d="m1892 865c0 160-41 295-128 433s-195 236-346 317-298 117-472 117-323-38-474-117-259-179-345-317-127-273-127-433 40-294 127-432 195-237 345-317 299-116 473-116c175 0 323 37 473 116s260 178 346 317 128 273 128 432z">
          <text:p/>
        </draw:path>
        <draw:path draw:style-name="gr4" draw:text-style-name="P1" draw:layer="layout" svg:width="1.394cm" svg:height="0.657cm" svg:x="2.245cm" svg:y="8.089cm" svg:viewBox="0 0 1395 658" svg:d="m0 0c418 198 935 441 1395 658">
          <text:p/>
        </draw:path>
        <draw:polygon draw:style-name="gr5" draw:text-style-name="P1" draw:layer="layout" svg:width="0.371cm" svg:height="0.319cm" svg:x="3.603cm" svg:y="8.591cm" svg:viewBox="0 0 372 320" draw:points="79,0 372,315 0,320">
          <text:p/>
        </draw:polygon>
        <draw:path draw:style-name="gr1" draw:text-style-name="P1" draw:layer="layout" svg:width="1.891cm" svg:height="1.731cm" svg:x="21.04cm" svg:y="5.351cm" svg:viewBox="0 0 1892 1732" svg:d="m1892 865c0 160-41 295-128 433s-195 236-346 317-298 117-472 117-323-38-474-117-259-179-345-317-127-273-127-433 40-294 127-432 195-237 345-317 299-116 474-116c174 0 322 37 472 116s260 178 346 316 128 274 128 433z">
          <text:p/>
        </draw:path>
        <draw:path draw:style-name="gr2" draw:text-style-name="P1" draw:layer="layout" svg:width="19.069cm" svg:height="2.368cm" svg:x="1.866cm" svg:y="4.581cm" svg:viewBox="0 0 19070 2369" svg:d="m0 2369c587-926 1699-2369 2925-2369h13797c822 0 1697 440 2348 864">
          <text:p/>
        </draw:path>
        <draw:polygon draw:style-name="gr3" draw:text-style-name="P1" draw:layer="layout" svg:width="0.368cm" svg:height="0.366cm" svg:x="20.887cm" svg:y="5.298cm" svg:viewBox="0 0 369 367" draw:points="109,0 369,367 0,301">
          <text:p/>
        </draw:polygon>
        <draw:path draw:style-name="gr1" draw:text-style-name="P1" draw:layer="layout" svg:width="1.891cm" svg:height="1.731cm" svg:x="10.745cm" svg:y="7.61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241cm" svg:height="0.319cm" svg:x="9.177cm" svg:y="7.837cm" svg:viewBox="0 0 1242 320" svg:d="m0 0c379 98 829 214 1242 320">
          <text:p/>
        </draw:path>
        <draw:polygon draw:style-name="gr5" draw:text-style-name="P1" draw:layer="layout" svg:width="0.366cm" svg:height="0.331cm" svg:x="10.4cm" svg:y="7.991cm" svg:viewBox="0 0 367 332" draw:points="46,0 367,253 0,332">
          <text:p/>
        </draw:polygon>
        <draw:path draw:style-name="gr2" draw:text-style-name="P1" draw:layer="layout" svg:width="1.666cm" svg:height="0.79cm" svg:x="8.867cm" svg:y="8.287cm" svg:viewBox="0 0 1667 791" svg:d="m0 0c274 279 617 572 968 717 223 92 465 91 699 39">
          <text:p/>
        </draw:path>
        <draw:polygon draw:style-name="gr3" draw:text-style-name="P1" draw:layer="layout" svg:width="0.369cm" svg:height="0.329cm" svg:x="10.518cm" svg:y="8.876cm" svg:viewBox="0 0 370 330" draw:points="0,0 370,56 56,330">
          <text:p/>
        </draw:polygon>
        <draw:path draw:style-name="gr4" draw:text-style-name="P1" draw:layer="layout" svg:width="1.404cm" svg:height="0.702cm" svg:x="5.676cm" svg:y="8.182cm" svg:viewBox="0 0 1405 703" svg:d="m0 703c421-211 942-473 1405-703">
          <text:p/>
        </draw:path>
        <draw:polygon draw:style-name="gr5" draw:text-style-name="P1" draw:layer="layout" svg:width="0.371cm" svg:height="0.323cm" svg:x="7.047cm" svg:y="8.013cm" svg:viewBox="0 0 372 324" draw:points="0,7 372,0 84,324">
          <text:p/>
        </draw:polygon>
        <draw:path draw:style-name="gr1" draw:text-style-name="P1" draw:layer="layout" svg:width="1.891cm" svg:height="1.731cm" svg:x="24.472cm" svg:y="7.273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593cm" svg:height="0.852cm" svg:x="22.931cm" svg:y="6.322cm" svg:viewBox="0 0 1594 853" svg:d="m0 0c298 64 625 165 909 327 236 134 471 324 685 526">
          <text:p/>
        </draw:path>
        <draw:polygon draw:style-name="gr5" draw:text-style-name="P1" draw:layer="layout" svg:width="0.355cm" svg:height="0.42cm" svg:x="24.463cm" svg:y="7.048cm" svg:viewBox="0 0 356 421" draw:points="145,0 356,421 0,271">
          <text:p/>
        </draw:polygon>
        <draw:path draw:style-name="gr2" draw:text-style-name="P1" draw:layer="layout" svg:width="1.504cm" svg:height="0.979cm" svg:x="22.639cm" svg:y="6.85cm" svg:viewBox="0 0 1505 980" svg:d="m0 0c271 253 602 527 923 713 183 105 383 193 582 267">
          <text:p/>
        </draw:path>
        <draw:polygon draw:style-name="gr3" draw:text-style-name="P1" draw:layer="layout" svg:width="0.369cm" svg:height="0.327cm" svg:x="24.124cm" svg:y="7.667cm" svg:viewBox="0 0 370 328" draw:points="58,0 370,275 0,328">
          <text:p/>
        </draw:polygon>
        <draw:path draw:style-name="gr1" draw:text-style-name="P1" draw:layer="layout" svg:width="1.891cm" svg:height="1.731cm" svg:x="14.177cm" svg:y="7.705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166cm" svg:height="0.033cm" svg:x="12.644cm" svg:y="8.501cm" svg:viewBox="0 0 1167 34" svg:d="m0 0c359 11 778 22 1167 34">
          <text:p/>
        </draw:path>
        <draw:polygon draw:style-name="gr5" draw:text-style-name="P1" draw:layer="layout" svg:width="0.352cm" svg:height="0.337cm" svg:x="13.817cm" svg:y="8.366cm" svg:viewBox="0 0 353 338" draw:points="5,0 353,178 0,338">
          <text:p/>
        </draw:polygon>
        <draw:path draw:style-name="gr1" draw:text-style-name="P1" draw:layer="layout" svg:width="1.891cm" svg:height="1.731cm" svg:x="14.177cm" svg:y="10.686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2" draw:text-style-name="P1" draw:layer="layout" svg:width="1.752cm" svg:height="1.604cm" svg:x="12.39cm" svg:y="9.083cm" svg:viewBox="0 0 1753 1605" svg:d="m0 0c500 458 1193 1093 1753 1605">
          <text:p/>
        </draw:path>
        <draw:polygon draw:style-name="gr3" draw:text-style-name="P1" draw:layer="layout" svg:width="0.359cm" svg:height="0.406cm" svg:x="14.076cm" svg:y="10.549cm" svg:viewBox="0 0 360 407" draw:points="136,0 360,407 0,279">
          <text:p/>
        </draw:polygon>
        <draw:path draw:style-name="gr1" draw:text-style-name="P1" draw:layer="layout" svg:width="1.891cm" svg:height="1.731cm" svg:x="17.608cm" svg:y="5.927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4" draw:text-style-name="P1" draw:layer="layout" svg:width="1.433cm" svg:height="0.759cm" svg:x="15.953cm" svg:y="7.39cm" svg:viewBox="0 0 1434 760" svg:d="m0 760c428-229 963-511 1434-760">
          <text:p/>
        </draw:path>
        <draw:polygon draw:style-name="gr5" draw:text-style-name="P1" draw:layer="layout" svg:width="0.371cm" svg:height="0.33cm" svg:x="17.345cm" svg:y="7.217cm" svg:viewBox="0 0 372 331" draw:points="0,16 372,0 88,331">
          <text:p/>
        </draw:polygon>
        <draw:path draw:style-name="gr2" draw:text-style-name="P1" draw:layer="layout" svg:width="12.239cm" svg:height="2.86cm" svg:x="1.936cm" svg:y="8.931cm" svg:viewBox="0 0 12240 2861" svg:d="m12240 2720c-677 65-1621 141-2451 141-6933 0-6933 0-6933 0-1271 0-2286-1658-2856-2861">
          <text:p/>
        </draw:path>
        <draw:polygon draw:style-name="gr3" draw:text-style-name="P1" draw:layer="layout" svg:width="0.289cm" svg:height="0.498cm" svg:x="1.746cm" svg:y="8.513cm" svg:viewBox="0 0 290 499" draw:points="80,499 0,0 290,320">
          <text:p/>
        </draw:polygon>
        <draw:path draw:style-name="gr4" draw:text-style-name="P1" draw:layer="layout" svg:width="1.203cm" svg:height="0.206cm" svg:x="19.49cm" svg:y="6.431cm" svg:viewBox="0 0 1204 207" svg:d="m0 207c369-64 803-139 1204-207">
          <text:p/>
        </draw:path>
        <draw:polygon draw:style-name="gr5" draw:text-style-name="P1" draw:layer="layout" svg:width="0.362cm" svg:height="0.334cm" svg:x="20.684cm" svg:y="6.264cm" svg:viewBox="0 0 363 335" draw:points="0,0 363,108 31,335">
          <text:p/>
        </draw:polygon>
        <draw:path draw:style-name="gr4" draw:text-style-name="P1" draw:layer="layout" svg:width="8.037cm" svg:height="0.341cm" svg:x="16.427cm" svg:y="8.177cm" svg:viewBox="0 0 8038 342" svg:d="m8038 0c-1833 78-5949 252-8038 342">
          <text:p/>
        </draw:path>
        <draw:polygon draw:style-name="gr5" draw:text-style-name="P1" draw:layer="layout" svg:width="0.353cm" svg:height="0.337cm" svg:x="16.074cm" svg:y="8.35cm" svg:viewBox="0 0 354 338" draw:points="354,338 0,183 346,0">
          <text:p/>
        </draw:polygon>
        <draw:path draw:style-name="gr1" draw:text-style-name="P1" draw:layer="layout" svg:width="1.891cm" svg:height="1.731cm" svg:x="21.178cm" svg:y="9.896cm" svg:viewBox="0 0 1892 1732" svg:d="m1892 865c0 160-41 295-128 433s-195 236-346 317-298 117-472 117-323-38-474-117-259-179-345-317-127-273-127-433 40-294 127-432 195-237 345-317 299-116 474-116c174 0 322 37 472 116s260 178 346 317 128 273 128 432z">
          <text:p/>
        </draw:path>
        <draw:path draw:style-name="gr2" draw:text-style-name="P1" draw:layer="layout" svg:width="1.681cm" svg:height="1.427cm" draw:transform="skewX (0.000698131700797731) rotate (0.00890117918517108) translate (23.2283046667733cm 8.88008420292697cm)" svg:viewBox="0 0 1682 1428" svg:d="m1682 0c-501 426-1130 958-1682 1428">
          <text:p/>
        </draw:path>
        <draw:polygon draw:style-name="gr3" draw:text-style-name="P1" draw:layer="layout" svg:width="0.37cm" svg:height="0.334cm" draw:transform="rotate (-2.14867484213022) translate (23.4791277268776cm 10.2995142738086cm)" svg:viewBox="0 0 371 335" draw:points="90,0 371,335 0,313">
          <text:p/>
        </draw:polygon>
        <draw:path draw:style-name="gr6" draw:text-style-name="P2" draw:layer="layout" svg:width="5.305cm" svg:height="1.508cm" svg:x="15.964cm" svg:y="9.576cm" svg:viewBox="0 0 5306 1509" svg:d="m5306 1432c-30 10-60 19-90 27s-59 15-90 20c-29 6-59 10-88 13-30 3-59 3-88 4-1206 29-3618 0-3618 0l-47-2-46-7-47-11-47-16-93-42-92-58-91-71-90-83-88-94-87-103-167-230-158-252-146-263-133-264">
          <text:p/>
        </draw:path>
        <draw:polygon draw:style-name="gr3" draw:text-style-name="P1" draw:layer="layout" svg:width="0.348cm" svg:height="0.436cm" svg:x="15.691cm" svg:y="9.267cm" svg:viewBox="0 0 349 437" draw:points="193,437 0,0 349,176">
          <text:p/>
        </draw:polygon>
        <draw:frame draw:style-name="gr7" draw:text-style-name="P2" draw:layer="layout" svg:width="0.688cm" svg:height="0.912cm" svg:x="1.082cm" svg:y="7.23cm">
          <draw:text-box>
            <text:p text:style-name="P3"><text:span text:style-name="T1">ac</text:span></text:p>
          </draw:text-box>
        </draw:frame>
        <draw:frame draw:style-name="gr8" draw:text-style-name="P2" draw:layer="layout" svg:width="0.561cm" svg:height="0.913cm" svg:x="8.01cm" svg:y="7.254cm">
          <draw:text-box>
            <text:p text:style-name="P3"><text:span text:style-name="T1">ct</text:span></text:p>
          </draw:text-box>
        </draw:frame>
        <draw:frame draw:style-name="gr9" draw:text-style-name="P2" draw:layer="layout" svg:width="0.391cm" svg:height="0.912cm" svg:x="4.827cm" svg:y="6.882cm">
          <draw:text-box>
            <text:p text:style-name="P3"><text:span text:style-name="T1">7</text:span></text:p>
          </draw:text-box>
        </draw:frame>
        <draw:frame draw:style-name="gr7" draw:text-style-name="P2" draw:layer="layout" svg:width="0.688cm" svg:height="0.912cm" svg:x="4.46cm" svg:y="8.91cm">
          <draw:text-box>
            <text:p text:style-name="P3"><text:span text:style-name="T1">cc</text:span></text:p>
          </draw:text-box>
        </draw:frame>
        <draw:frame draw:style-name="gr10" draw:text-style-name="P2" draw:layer="layout" svg:width="0.391cm" svg:height="0.913cm" svg:x="3.21cm" svg:y="7.79cm">
          <draw:text-box>
            <text:p text:style-name="P3"><text:span text:style-name="T1">0</text:span></text:p>
          </draw:text-box>
        </draw:frame>
        <draw:frame draw:style-name="gr11" draw:text-style-name="P2" draw:layer="layout" svg:width="0.688cm" svg:height="0.913cm" svg:x="21.82cm" svg:y="5.778cm">
          <draw:text-box>
            <text:p text:style-name="P3"><text:span text:style-name="T1">ca</text:span></text:p>
          </draw:text-box>
        </draw:frame>
        <draw:frame draw:style-name="gr12" draw:text-style-name="P2" draw:layer="layout" svg:width="0.391cm" svg:height="0.914cm" svg:x="11.74cm" svg:y="3.69cm">
          <draw:text-box>
            <text:p text:style-name="P3"><text:span text:style-name="T1">3</text:span></text:p>
          </draw:text-box>
        </draw:frame>
        <draw:frame draw:style-name="gr13" draw:text-style-name="P2" draw:layer="layout" svg:width="0.607cm" svg:height="0.913cm" svg:x="11.49cm" svg:y="8.127cm">
          <draw:text-box>
            <text:p text:style-name="P3"><text:span text:style-name="T1">tg</text:span></text:p>
          </draw:text-box>
        </draw:frame>
        <draw:frame draw:style-name="gr10" draw:text-style-name="P2" draw:layer="layout" svg:width="0.391cm" svg:height="0.913cm" svg:x="9.949cm" svg:y="7.23cm">
          <draw:text-box>
            <text:p text:style-name="P3"><text:span text:style-name="T1">2</text:span></text:p>
          </draw:text-box>
        </draw:frame>
        <draw:frame draw:style-name="gr10" draw:text-style-name="P2" draw:layer="layout" svg:width="0.391cm" svg:height="0.913cm" svg:x="9.64cm" svg:y="9.017cm">
          <draw:text-box>
            <text:p text:style-name="P3"><text:span text:style-name="T1">6</text:span></text:p>
          </draw:text-box>
        </draw:frame>
        <draw:frame draw:style-name="gr14" draw:text-style-name="P2" draw:layer="layout" svg:width="0.391cm" svg:height="0.911cm" svg:x="6.16cm" svg:y="7.738cm">
          <draw:text-box>
            <text:p text:style-name="P3"><text:span text:style-name="T1">1</text:span></text:p>
          </draw:text-box>
        </draw:frame>
        <draw:frame draw:style-name="gr15" draw:text-style-name="P2" draw:layer="layout" svg:width="0.734cm" svg:height="0.913cm" svg:x="25.14cm" svg:y="7.675cm">
          <draw:text-box>
            <text:p text:style-name="P3"><text:span text:style-name="T1">ag</text:span></text:p>
          </draw:text-box>
        </draw:frame>
        <draw:frame draw:style-name="gr10" draw:text-style-name="P2" draw:layer="layout" svg:width="0.391cm" svg:height="0.913cm" svg:x="23.909cm" svg:y="5.84cm">
          <draw:text-box>
            <text:p text:style-name="P3"><text:span text:style-name="T1">6</text:span></text:p>
          </draw:text-box>
        </draw:frame>
        <draw:frame draw:style-name="gr10" draw:text-style-name="P2" draw:layer="layout" svg:width="0.391cm" svg:height="0.913cm" svg:x="22.679cm" svg:y="7.16cm">
          <draw:text-box>
            <text:p text:style-name="P3"><text:span text:style-name="T1">2</text:span></text:p>
          </draw:text-box>
        </draw:frame>
        <draw:frame draw:style-name="gr16" draw:text-style-name="P2" draw:layer="layout" svg:width="0.607cm" svg:height="0.914cm" svg:x="14.85cm" svg:y="8.164cm">
          <draw:text-box>
            <text:p text:style-name="P3"><text:span text:style-name="T1">gt</text:span></text:p>
          </draw:text-box>
        </draw:frame>
        <draw:frame draw:style-name="gr17" draw:text-style-name="P2" draw:layer="layout" svg:width="0.391cm" svg:height="0.912cm" svg:x="13.359cm" svg:y="7.61cm">
          <draw:text-box>
            <text:p text:style-name="P3"><text:span text:style-name="T1">3</text:span></text:p>
          </draw:text-box>
        </draw:frame>
        <draw:frame draw:style-name="gr18" draw:text-style-name="P2" draw:layer="layout" svg:width="0.734cm" svg:height="0.914cm" svg:x="14.737cm" svg:y="11.198cm">
          <draw:text-box>
            <text:p text:style-name="P3"><text:span text:style-name="T1">ga</text:span></text:p>
          </draw:text-box>
        </draw:frame>
        <draw:frame draw:style-name="gr19" draw:text-style-name="P2" draw:layer="layout" svg:width="0.391cm" svg:height="0.913cm" svg:x="13.56cm" svg:y="9.33cm">
          <draw:text-box>
            <text:p text:style-name="P3"><text:span text:style-name="T1">5</text:span></text:p>
          </draw:text-box>
        </draw:frame>
        <draw:frame draw:style-name="gr20" draw:text-style-name="P2" draw:layer="layout" svg:width="0.561cm" svg:height="0.914cm" svg:x="18.197cm" svg:y="6.384cm">
          <draw:text-box>
            <text:p text:style-name="P3"><text:span text:style-name="T1">tc</text:span></text:p>
          </draw:text-box>
        </draw:frame>
        <draw:frame draw:style-name="gr21" draw:text-style-name="P2" draw:layer="layout" svg:width="0.391cm" svg:height="0.911cm" svg:x="16.549cm" svg:y="6.829cm">
          <draw:text-box>
            <text:p text:style-name="P3"><text:span text:style-name="T1">4</text:span></text:p>
          </draw:text-box>
        </draw:frame>
        <draw:frame draw:style-name="gr10" draw:text-style-name="P2" draw:layer="layout" svg:width="0.391cm" svg:height="0.913cm" svg:x="8.31cm" svg:y="10.8cm">
          <draw:text-box>
            <text:p text:style-name="P3"><text:span text:style-name="T1">4</text:span></text:p>
          </draw:text-box>
        </draw:frame>
        <draw:frame draw:style-name="gr14" draw:text-style-name="P2" draw:layer="layout" svg:width="0.391cm" svg:height="0.911cm" svg:x="19.949cm" svg:y="5.76cm">
          <draw:text-box>
            <text:p text:style-name="P3"><text:span text:style-name="T1">5</text:span></text:p>
          </draw:text-box>
        </draw:frame>
        <draw:frame draw:style-name="gr12" draw:text-style-name="P2" draw:layer="layout" svg:width="0.391cm" svg:height="0.914cm" svg:x="20.46cm" svg:y="7.456cm">
          <draw:text-box>
            <text:p text:style-name="P3"><text:span text:style-name="T1">7</text:span></text:p>
          </draw:text-box>
        </draw:frame>
        <draw:frame draw:style-name="gr22" draw:text-style-name="P2" draw:layer="layout" svg:width="5.853cm" svg:height="0.911cm" svg:x="21.843cm" svg:y="10.416cm">
          <draw:text-box>
            <text:p text:style-name="P3"><text:span text:style-name="T1">gg</text:span></text:p>
          </draw:text-box>
        </draw:frame>
        <draw:frame draw:style-name="gr10" draw:text-style-name="P2" draw:layer="layout" svg:width="0.391cm" svg:height="0.913cm" svg:x="23.16cm" svg:y="8.925cm">
          <draw:text-box>
            <text:p text:style-name="P3"><text:span text:style-name="T1">1</text:span></text:p>
          </draw:text-box>
        </draw:frame>
        <draw:frame draw:style-name="gr17" draw:text-style-name="P2" draw:layer="layout" svg:width="0.391cm" svg:height="0.912cm" svg:x="18.82cm" svg:y="10.105cm">
          <draw:text-box>
            <text:p text:style-name="P3"><text:span text:style-name="T1">0</text:span></text:p>
          </draw:text-box>
        </draw:frame>
        <draw:frame draw:style-name="gr23" draw:layer="layout" svg:width="9.1cm" svg:height="2.851cm" svg:x="1.72cm" svg:y="0.92cm">
          <draw:text-box>
            <text:p><text:span text:style-name="T2">5' <text:s/></text:span><text:span text:style-name="T3">ACCT</text:span><text:span text:style-name="T2">GTCAGT <text:s/>3'</text:span></text:p>
            <text:p><text:span text:style-name="T2">3' <text:s/>TGGACA</text:span><text:span text:style-name="T4">GTCA</text:span><text:span text:style-name="T2"> <text:s/>5'</text:span></text:p>
            <text:p/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85cm" fo:page-height="12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7T18:18:26.31</dc:date>
    <meta:generator>LibreOffice/3.4$Win32 LibreOffice_project/340m1$Build-302</meta:generator>
    <meta:editing-duration>PT5S</meta:editing-duration>
    <meta:editing-cycles>1</meta:editing-cycles>
    <meta:document-statistic meta:object-count="69"/>
  </office:meta>
</office:document-meta>
</file>